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ff0000" loext:opacity="100%" fo:font-size="14pt" fo:font-style="normal" fo:font-weight="bold" officeooo:rsid="001cd15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ff0000" loext:opacity="100%" fo:font-size="14pt" fo:font-style="normal" fo:font-weight="bold" officeooo:rsid="001cd15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c100"/>
    </style:style>
    <style:style style:name="T12" style:family="text">
      <style:text-properties officeooo:rsid="0024c2d9"/>
    </style:style>
    <style:style style:name="T13" style:family="text">
      <style:text-properties officeooo:rsid="0024f4e0"/>
    </style:style>
    <style:style style:name="T14" style:family="text">
      <style:text-properties officeooo:rsid="0026afe8"/>
    </style:style>
    <style:style style:name="T15" style:family="text">
      <style:text-properties officeooo:rsid="0027f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36">Status: <text:span text:style-name="T6">status and hours in other tickets</text:span></text:p>
      <text:p text:style-name="P13"/>
      <text:p text:style-name="P21">============</text:p>
      <text:p text:style-name="P21"/>
      <text:p text:style-name="P6">2) https://app.asana.com/0/1209395762772163/1209395762772183</text:p>
      <text:p text:style-name="P6"/>
      <text:p text:style-name="P6">Type <text:span text:style-name="T6">CR</text:span></text:p>
      <text:p text:style-name="P6"/>
      <text:p text:style-name="P20">Status: Pending</text:p>
      <text:p text:style-name="P13"/>
      <text:p text:style-name="P22">============</text:p>
      <text:p text:style-name="P22"/>
      <text:p text:style-name="P28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28"/>
      <text:p text:style-name="P7">Type CR</text:p>
      <text:p text:style-name="P7"/>
      <text:p text:style-name="P34">Status: <text:span text:style-name="T6">Done (20hrs desktop + responsive</text:span><text:span text:style-name="T7">(other devices)+mobile</text:span><text:span text:style-name="T6">)</text:span></text:p>
      <text:p text:style-name="P34"/>
      <text:p text:style-name="P37">Development and hrs Pending</text:p>
      <text:p text:style-name="P14"/>
      <text:p text:style-name="P14"/>
      <text:p text:style-name="P23">============</text:p>
      <text:p text:style-name="P23"/>
      <text:p text:style-name="P29"><text:span text:style-name="T1">4</text:span>) https://app.asana.com/0/1209395762772163/1209395762772217</text:p>
      <text:p text:style-name="P29"/>
      <text:p text:style-name="P8">Type CR</text:p>
      <text:p text:style-name="P8"/>
      <text:p text:style-name="P34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4">============</text:p>
      <text:p text:style-name="P24"/>
      <text:p text:style-name="P30"><text:span text:style-name="T2">5</text:span>) https://app.asana.com/0/1209395762772163/1209395762772205</text:p>
      <text:p text:style-name="P30"/>
      <text:p text:style-name="P9">Type CR</text:p>
      <text:p text:style-name="P9"/>
      <text:p text:style-name="P35"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35"/>
      <text:p text:style-name="P38">Development and hrs Pending</text:p>
      <text:p text:style-name="P16"/>
      <text:p text:style-name="P24">============</text:p>
      <text:p text:style-name="P24"/>
      <text:p text:style-name="P30"><text:span text:style-name="T2">6</text:span>) https://app.asana.com/0/1209395762772163/1209395762772209</text:p>
      <text:p text:style-name="P30"/>
      <text:p text:style-name="P9">Type CR</text:p>
      <text:p text:style-name="P9"/>
      <text:p text:style-name="P42">Status: <text:span text:style-name="T6">Done (</text:span><text:span text:style-name="T13">3</text:span><text:span text:style-name="T6">hrs desktop + responsive</text:span><text:span text:style-name="T7">(other devices)+mobile</text:span><text:span text:style-name="T6">)</text:span></text:p>
      <text:p text:style-name="P42"/>
      <text:p text:style-name="P39">Development and hrs Pending</text:p>
      <text:p text:style-name="P16"/>
      <text:p text:style-name="P25">============</text:p>
      <text:p text:style-name="P25"/>
      <text:p text:style-name="P31"><text:span text:style-name="T3">7</text:span>) https://app.asana.com/0/1209395762772163/1209395762772213</text:p>
      <text:p text:style-name="P31"/>
      <text:p text:style-name="P10">Type CR</text:p>
      <text:p text:style-name="P10"/>
      <text:p text:style-name="P43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7"/>
      <text:p text:style-name="P17"/>
      <text:p text:style-name="P17"/>
      <text:p text:style-name="P25">============</text:p>
      <text:p text:style-name="P25"/>
      <text:p text:style-name="P31"><text:span text:style-name="T3">8</text:span>) https://app.asana.com/0/1209395762772163/1209395762772221</text:p>
      <text:p text:style-name="P31"/>
      <text:p text:style-name="P10">Type CR</text:p>
      <text:p text:style-name="P10"/>
      <text:p text:style-name="P43">Status: <text:span text:style-name="T6">Done (</text:span><text:span text:style-name="T14">2</text:span><text:span text:style-name="T6">hrs desktop + responsive</text:span><text:span text:style-name="T7">(other devices)+mobile</text:span><text:span text:style-name="T6">)</text:span></text:p>
      <text:p text:style-name="P43"/>
      <text:p text:style-name="P40">Development and hrs Pending</text:p>
      <text:p text:style-name="P17"/>
      <text:p text:style-name="P25"><text:soft-page-break/>============</text:p>
      <text:p text:style-name="P25"/>
      <text:p text:style-name="P31"><text:span text:style-name="T3">9</text:span>) https://app.asana.com/0/1209395762772163/1209395762772225</text:p>
      <text:p text:style-name="P31"/>
      <text:p text:style-name="P10">Type <text:span text:style-name="T15">BUG</text:span></text:p>
      <text:p text:style-name="P10"/>
      <text:p text:style-name="P44">Status: <text:span text:style-name="T6">Done </text:span></text:p>
      <text:p text:style-name="P44"/>
      <text:p text:style-name="P41">Development <text:s/>Pending<text:span text:style-name="T15">(page-5-design-7.html match table)</text:span></text:p>
      <text:p text:style-name="P17"/>
      <text:p text:style-name="P17"/>
      <text:p text:style-name="P17"/>
      <text:p text:style-name="P17"/>
      <text:p text:style-name="P17"/>
      <text:p text:style-name="P26">============</text:p>
      <text:p text:style-name="P26"/>
      <text:p text:style-name="P32"><text:span text:style-name="T4">10</text:span>) https://app.asana.com/0/1209395762772163/1209395762772235</text:p>
      <text:p text:style-name="P32"/>
      <text:p text:style-name="P11">Type CR</text:p>
      <text:p text:style-name="P11"/>
      <text:p text:style-name="P18">Status: Pending</text:p>
      <text:p text:style-name="P18"/>
      <text:p text:style-name="P18"/>
      <text:p text:style-name="P27">============</text:p>
      <text:p text:style-name="P27"/>
      <text:p text:style-name="P33"><text:span text:style-name="T4">1</text:span><text:span text:style-name="T5">1</text:span>) https://app.asana.com/0/1209395762772163/1209407834935068</text:p>
      <text:p text:style-name="P33"/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2</text:span>) https://app.asana.com/0/1209395762772163/1209407834935082</text:p>
      <text:p text:style-name="P33"/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3</text:span>) https://app.asana.com/0/1209395762772163/1209407836851335</text:p>
      <text:p text:style-name="P33"/>
      <text:p text:style-name="P12">Type CR</text:p>
      <text:p text:style-name="P12"/>
      <text:p text:style-name="P19"><text:soft-page-break/>Status: Pending</text:p>
      <text:p text:style-name="P19"/>
      <text:p text:style-name="P27">============</text:p>
      <text:p text:style-name="P27"/>
      <text:p text:style-name="P33"><text:span text:style-name="T4">1</text:span><text:span text:style-name="T5">4</text:span>) https://app.asana.com/0/1209395762772163/1209407836851339</text:p>
      <text:p text:style-name="P33"/>
      <text:p text:style-name="P12">Type CR</text:p>
      <text:p text:style-name="P12"/>
      <text:p text:style-name="P19">Status: Pending</text:p>
      <text:p text:style-name="P19"/>
      <text:p text:style-name="P19"/>
      <text:p text:style-name="P19"/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5</text:span>) https://app.asana.com/0/1209395762772163/1209407836851343</text:p>
      <text:p text:style-name="P12">Type CR</text:p>
      <text:p text:style-name="P12"/>
      <text:p text:style-name="P19">Status: Pending</text:p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6</text:span>) https://app.asana.com/0/1209395762772163/1209407836851347</text:p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7</text:span>) https://app.asana.com/0/1209395762772163/1209407839780025</text:p>
      <text:p text:style-name="P12">Type CR</text:p>
      <text:p text:style-name="P12"/>
      <text:p text:style-name="P19">Status: Pen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6T15:31:14.293961069</dc:date>
    <meta:editing-duration>PT6H2M42S</meta:editing-duration>
    <meta:editing-cycles>24</meta:editing-cycles>
    <meta:document-statistic meta:table-count="0" meta:image-count="0" meta:object-count="0" meta:page-count="4" meta:paragraph-count="76" meta:word-count="174" meta:character-count="2267" meta:non-whitespace-character-count="2167"/>
  </office:meta>
</office:document-meta>
</file>